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s2Index.isDecen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yns2Index.index( Map word2Nums , Map num2Words , String g , 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yns2Index.index( String indexDir , Map word2Nums , Map num2Wor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yns2Index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s2Index.main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